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5.726cm"/>
    </style:style>
    <style:style style:name="co5" style:family="table-column">
      <style:table-column-properties fo:break-before="auto" style:column-width="3.914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3.6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order="0.74pt solid #ffffff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language="mt" fo:country="MT"/>
    </style:style>
    <style:style style:name="ce5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1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pt" fo:country="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767cm" svg:height="8.645cm" svg:x="24.968cm" svg:y="8.627cm">
            <draw:object draw:notify-on-update-of-ranges="Sheet1.E6:Sheet1.E10 Sheet1.G5:Sheet1.G5 Sheet1.G6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52cm" svg:height="11.192cm" svg:x="9.013cm" svg:y="6.308cm">
            <draw:object draw:notify-on-update-of-ranges="Sheet1.E5:Sheet1.E5 Sheet1.E6:Sheet1.E10 Sheet1.F5:Sheet1.F5 Sheet1.F6:Sheet1.F10 Sheet1.E5:Sheet1.E5 Sheet1.E6:Sheet1.E10 Sheet1.I5:Sheet1.I5 Sheet1.I6:Sheet1.I10 Sheet1.E5:Sheet1.E5 Sheet1.E6:Sheet1.E10 Sheet1.J5:Sheet1.J5 Sheet1.J6:Sheet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5" table:default-cell-style-name="ce2"/>
        <table:table-row table:style-name="ro1">
          <table:table-cell table:style-name="Default" table:number-columns-repeated="4"/>
          <table:table-cell table:number-columns-repeated="8"/>
          <table:table-cell table:style-name="Default"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3" table:number-columns-repeated="4"/>
          <table:table-cell table:style-name="ce3" office:value-type="string" calcext:value-type="string">
            <text:p>Eq. 1 p/ massa</text:p>
          </table:table-cell>
          <table:table-cell table:style-name="ce3" office:value-type="string" calcext:value-type="string">
            <text:p>Eq. 2 p/ massa</text:p>
          </table:table-cell>
          <table:table-cell table:style-name="ce3" office:value-type="string" calcext:value-type="string">
            <text:p>Err eq. 1</text:p>
          </table:table-cell>
          <table:table-cell table:style-name="ce3" office:value-type="string" calcext:value-type="string">
            <text:p>Err eq. 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A (input)</text:p>
          </table:table-cell>
          <table:table-cell table:style-name="ce3" office:value-type="string" calcext:value-type="string">
            <text:p>m0 (measured)</text:p>
          </table:table-cell>
          <table:table-cell table:style-name="ce3" office:value-type="string" calcext:value-type="string">
            <text:p><text:span text:style-name="T1">k de início</text:span> do <text:span text:style-name="T1">bom-comportamento</text:span></text:p>
          </table:table-cell>
          <table:table-cell table:style-name="ce4" office:value-type="string" calcext:value-type="string">
            <text:p>A_k * k²</text:p>
          </table:table-cell>
          <table:table-cell table:style-name="ce3" office:value-type="string" calcext:value-type="string">
            <text:p>m1=1/sqrt(A)</text:p>
          </table:table-cell>
          <table:table-cell table:style-name="ce3" office:value-type="string" calcext:value-type="string">
            <text:p>m=2/sqrt(A*pi)</text:p>
          </table:table-cell>
          <table:table-cell table:style-name="ce3" office:value-type="string" calcext:value-type="string">
            <text:p>Err1 = 1-m1/m0</text:p>
          </table:table-cell>
          <table:table-cell table:style-name="ce3" office:value-type="string" calcext:value-type="string">
            <text:p>Err2 = 1-m2/m0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table:formula="of:=1.4*PI()" office:value-type="float" office:value="4.39822971502571" calcext:value-type="float">
            <text:p>4.39822971502571</text:p>
          </table:table-cell>
          <table:table-cell table:style-name="ce3" table:formula="of:=[.E6]*[.G6]*[.G6]" office:value-type="float" office:value="3.86888492522703" calcext:value-type="float">
            <text:p>3.86888492522703</text:p>
          </table:table-cell>
          <table:table-cell table:style-name="ce5" table:formula="of:=1/SQRT([.E6])" office:value-type="float" office:value="2.23606797749979" calcext:value-type="float">
            <text:p>2.24</text:p>
          </table:table-cell>
          <table:table-cell table:style-name="ce5" table:formula="of:=2/SQRT(PI()*[.E6])" office:value-type="float" office:value="2.52313252202016" calcext:value-type="float">
            <text:p>2.52</text:p>
          </table:table-cell>
          <table:table-cell table:style-name="ce6" table:formula="of:=1-[.I6]/[.F6]" office:value-type="percentage" office:value="0.0277965315218305" calcext:value-type="percentage">
            <text:p>2.78%</text:p>
          </table:table-cell>
          <table:table-cell table:style-name="ce6" table:formula="of:=1-[.J6]/[.F6]" office:value-type="percentage" office:value="-0.0970141400087654" calcext:value-type="percentage">
            <text:p>-9.70%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5" calcext:value-type="float">
            <text:p>1.5</text:p>
          </table:table-cell>
          <table:table-cell table:style-name="ce3" table:formula="of:=0.8*PI()" office:value-type="float" office:value="2.51327412287183" calcext:value-type="float">
            <text:p>2.51327412287183</text:p>
          </table:table-cell>
          <table:table-cell table:style-name="ce3" table:formula="of:=[.E7]*[.G7]*[.G7]" office:value-type="float" office:value="3.78992809001831" calcext:value-type="float">
            <text:p>3.78992809001831</text:p>
          </table:table-cell>
          <table:table-cell table:style-name="ce5" table:formula="of:=1/SQRT([.E7])" office:value-type="float" office:value="1.29099444873581" calcext:value-type="float">
            <text:p>1.29</text:p>
          </table:table-cell>
          <table:table-cell table:style-name="ce5" table:formula="of:=2/SQRT(PI()*[.E7])" office:value-type="float" office:value="1.45673124078944" calcext:value-type="float">
            <text:p>1.46</text:p>
          </table:table-cell>
          <table:table-cell table:style-name="ce6" table:formula="of:=1-[.I7]/[.F7]" office:value-type="percentage" office:value="0.13933703417613" calcext:value-type="percentage">
            <text:p>13.93%</text:p>
          </table:table-cell>
          <table:table-cell table:style-name="ce6" table:formula="of:=1-[.J7]/[.F7]" office:value-type="percentage" office:value="0.0288458394737074" calcext:value-type="percentage">
            <text:p>2.88%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0.5*PI()" office:value-type="float" office:value="1.5707963267949" calcext:value-type="float">
            <text:p>1.5707963267949</text:p>
          </table:table-cell>
          <table:table-cell table:style-name="ce3" table:formula="of:=[.E8]*[.G8]*[.G8]" office:value-type="float" office:value="2.46740110027234" calcext:value-type="float">
            <text:p>2.46740110027234</text:p>
          </table:table-cell>
          <table:table-cell table:style-name="ce5" table:formula="of:=1/SQRT([.E8])" office:value-type="float" office:value="1" calcext:value-type="float">
            <text:p>1.00</text:p>
          </table:table-cell>
          <table:table-cell table:style-name="ce5" table:formula="of:=2/SQRT(PI()*[.E8])" office:value-type="float" office:value="1.12837916709551" calcext:value-type="float">
            <text:p>1.13</text:p>
          </table:table-cell>
          <table:table-cell table:style-name="ce6" table:formula="of:=1-[.I8]/[.F8]" office:value-type="percentage" office:value="0" calcext:value-type="percentage">
            <text:p>0.00%</text:p>
          </table:table-cell>
          <table:table-cell table:style-name="ce6" table:formula="of:=1-[.J8]/[.F8]" office:value-type="percentage" office:value="-0.128379167095513" calcext:value-type="percentage">
            <text:p>-12.84%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table:formula="of:=0.28*PI()" office:value-type="float" office:value="0.879645943005142" calcext:value-type="float">
            <text:p>0.879645943005142</text:p>
          </table:table-cell>
          <table:table-cell table:style-name="ce3" table:formula="of:=[.E9]*[.G9]*[.G9]" office:value-type="float" office:value="2.32133095513622" calcext:value-type="float">
            <text:p>2.32133095513622</text:p>
          </table:table-cell>
          <table:table-cell table:style-name="ce5" table:formula="of:=1/SQRT([.E9])" office:value-type="float" office:value="0.577350269189626" calcext:value-type="float">
            <text:p>0.58</text:p>
          </table:table-cell>
          <table:table-cell table:style-name="ce5" table:formula="of:=2/SQRT(PI()*[.E9])" office:value-type="float" office:value="0.65147001587056" calcext:value-type="float">
            <text:p>0.65</text:p>
          </table:table-cell>
          <table:table-cell table:style-name="ce6" table:formula="of:=1-[.I9]/[.F9]" office:value-type="percentage" office:value="0.150955486485844" calcext:value-type="percentage">
            <text:p>15.10%</text:p>
          </table:table-cell>
          <table:table-cell table:style-name="ce6" table:formula="of:=1-[.J9]/[.F9]" office:value-type="percentage" office:value="0.0419558590138827" calcext:value-type="percentage">
            <text:p>4.20%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table:formula="of:=0.225*PI()" office:value-type="float" office:value="0.706858347057704" calcext:value-type="float">
            <text:p>0.706858347057704</text:p>
          </table:table-cell>
          <table:table-cell table:style-name="ce3" table:formula="of:=[.E10]*[.G10]*[.G10]" office:value-type="float" office:value="2.49824361402574" calcext:value-type="float">
            <text:p>2.49824361402574</text:p>
          </table:table-cell>
          <table:table-cell table:style-name="ce5" table:formula="of:=1/SQRT([.E10])" office:value-type="float" office:value="0.447213595499958" calcext:value-type="float">
            <text:p>0.45</text:p>
          </table:table-cell>
          <table:table-cell table:style-name="ce5" table:formula="of:=2/SQRT(PI()*[.E10])" office:value-type="float" office:value="0.504626504404032" calcext:value-type="float">
            <text:p>0.50</text:p>
          </table:table-cell>
          <table:table-cell table:style-name="ce6" table:formula="of:=1-[.I10]/[.F10]" office:value-type="percentage" office:value="0.0683050093750877" calcext:value-type="percentage">
            <text:p>6.83%</text:p>
          </table:table-cell>
          <table:table-cell table:style-name="ce6" table:formula="of:=1-[.J10]/[.F10]" office:value-type="percentage" office:value="-0.0513052175084001" calcext:value-type="percentage">
            <text:p>-5.13%</text:p>
          </table:table-cell>
          <table:table-cell table:number-columns-repeated="5"/>
        </table:table-row>
        <table:table-row table:style-name="ro3" table:number-rows-repeated="3">
          <table:table-cell table:number-columns-repeated="4"/>
          <table:table-cell table:style-name="ce3" table:number-columns-repeated="8"/>
          <table:table-cell table:number-columns-repeated="5"/>
        </table:table-row>
        <table:table-row table:style-name="ro3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/>
          <table:table-cell table:style-name="ce3" table:number-columns-repeated="8"/>
          <table:table-cell table:number-columns-repeated="5"/>
        </table:table-row>
        <table:table-row table:style-name="ro3">
          <table:table-cell office:value-type="string" calcext:value-type="string">
            <text:p>min</text:p>
          </table:table-cell>
          <table:table-cell table:formula="of:=31.9*PI()" office:value-type="float" office:value="100.216805649514" calcext:value-type="float">
            <text:p>100.21680564951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8"/>
          <table:table-cell table:number-columns-repeated="5"/>
        </table:table-row>
        <table:table-row table:style-name="ro3">
          <table:table-cell office:value-type="string" calcext:value-type="string">
            <text:p>avg</text:p>
          </table:table-cell>
          <table:table-cell table:formula="of:=32*PI()" office:value-type="float" office:value="100.530964914873" calcext:value-type="float">
            <text:p>100.530964914873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ax</text:p>
          </table:table-cell>
          <table:table-cell table:formula="of:=32.1*PI()" office:value-type="float" office:value="100.845124180232" calcext:value-type="float">
            <text:p>100.845124180232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3" table:number-rows-repeated="30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2:48:54.494718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41:19.436643117</meta:creation-date>
    <dc:date>2024-06-27T15:51:36.362620878</dc:date>
    <meta:editing-duration>P7DT5H33M14S</meta:editing-duration>
    <meta:editing-cycles>3</meta:editing-cycles>
    <meta:generator>LibreOffice/7.6.7.2$Linux_X86_64 LibreOffice_project/60$Build-2</meta:generator>
    <meta:document-statistic meta:table-count="1" meta:cell-count="6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8cm" svg:height="8.646cm" xlink:href=".." xlink:type="simple" chart:class="chart:line" chart:style-name="ch1">
        <chart:legend chart:legend-position="end" svg:x="9.153cm" svg:y="3.817cm" style:legend-expansion="high" chart:style-name="ch2"/>
        <chart:plot-area chart:style-name="ch3" table:cell-range-address="Sheet1.E6:Sheet1.E10 Sheet1.G5:Sheet1.G10" chart:data-source-has-labels="both" svg:x="0.295cm" svg:y="0.172cm" svg:width="8.563cm" svg:height="8.302cm">
          <chart:coordinate-region svg:x="1.037cm" svg:y="0.375cm" svg:width="7.718cm" svg:height="7.444cm"/>
          <chart:axis chart:dimension="x" chart:name="primary-x" chart:style-name="ch4" chartooo:axis-type="auto">
            <chartooo:date-scale/>
            <chart:categories table:cell-range-address="Sheet1.E6:Sheet1.E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6:Sheet1.G10" chart:label-cell-address="Sheet1.G5:Sheet1.G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de início do bom-comportamento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E6:Sheet1.E10</svg:desc>
                </draw:g>
              </table:table-cell>
              <table:table-cell office:value-type="float" office:value="4.39822971502571">
                <text:p>4.39822971502571</text:p>
                <draw:g>
                  <svg:desc>Sheet1.G6:Sheet1.G10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51327412287183">
                <text:p>2.513274122871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5707963267949">
                <text:p>1.5707963267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9645943005142">
                <text:p>0.8796459430051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6858347057704">
                <text:p>0.706858347057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53cm" svg:height="11.193cm" xlink:href=".." xlink:type="simple" chart:class="chart:scatter" chart:style-name="ch1">
        <chart:title svg:x="6.999cm" svg:y="0.359cm" chart:style-name="ch2">
          <text:p>Massas</text:p>
        </chart:title>
        <chart:subtitle svg:x="5.237cm" svg:y="1.35cm" chart:style-name="ch3">
          <text:p>comparação entre m0, m1, m2</text:p>
        </chart:subtitle>
        <chart:legend chart:legend-position="end" svg:x="12.602cm" svg:y="4.787cm" style:legend-expansion="high" chart:style-name="ch4"/>
        <chart:plot-area chart:style-name="ch5" table:cell-range-address="Sheet1.E5:Sheet1.F10 Sheet1.I5:Sheet1.J10" chart:data-source-has-labels="row" svg:x="0.129cm" svg:y="2.635cm" svg:width="12.234cm" svg:height="8.134cm">
          <chart:coordinate-region svg:x="1.073cm" svg:y="2.838cm" svg:width="11.187cm" svg:height="7.276cm"/>
          <chart:axis chart:dimension="x" chart:name="primary-x" chart:style-name="ch6"/>
          <chart:axis chart:dimension="y" chart:name="primary-y" chart:style-name="ch7"/>
          <chart:series chart:style-name="ch8" chart:values-cell-range-address="Sheet1.F6:Sheet1.F10" chart:label-cell-address="Sheet1.F5:Sheet1.F5" chart:class="chart:scatter">
            <chart:domain table:cell-range-address="Sheet1.E6:Sheet1.E10"/>
            <chart:data-point chart:repeated="5"/>
          </chart:series>
          <chart:series chart:style-name="ch9" chart:values-cell-range-address="Sheet1.I6:Sheet1.I10" chart:label-cell-address="Sheet1.I5:Sheet1.I5" chart:class="chart:scatter">
            <chart:data-point chart:repeated="5"/>
          </chart:series>
          <chart:series chart:style-name="ch10" chart:values-cell-range-address="Sheet1.J6:Sheet1.J10" chart:label-cell-address="Sheet1.J5:Sheet1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0 (measured)</text:p>
                <draw:g>
                  <svg:desc>Sheet1.F5:Sheet1.F5</svg:desc>
                </draw:g>
              </table:table-cell>
              <table:table-cell office:value-type="string">
                <text:p>m1=1/sqrt(A)</text:p>
                <draw:g>
                  <svg:desc>Sheet1.I5:Sheet1.I5</svg:desc>
                </draw:g>
              </table:table-cell>
              <table:table-cell office:value-type="string">
                <text:p>m=2/sqrt(A*pi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E6:Sheet1.E10</svg:desc>
                </draw:g>
              </table:table-cell>
              <table:table-cell office:value-type="float" office:value="2.3">
                <text:p>2.3</text:p>
                <draw:g>
                  <svg:desc>Sheet1.F6:Sheet1.F10</svg:desc>
                </draw:g>
              </table:table-cell>
              <table:table-cell office:value-type="float" office:value="2.23606797749979">
                <text:p>2.23606797749979</text:p>
                <draw:g>
                  <svg:desc>Sheet1.I6:Sheet1.I10</svg:desc>
                </draw:g>
              </table:table-cell>
              <table:table-cell office:value-type="float" office:value="2.52313252202016">
                <text:p>2.52313252202016</text:p>
                <draw:g>
                  <svg:desc>Sheet1.J6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45673124078944">
                <text:p>1.4567312407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2837916709551">
                <text:p>1.1283791670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65147001587056">
                <text:p>0.6514700158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504626504404032">
                <text:p>0.504626504404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